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master-page-name="MP0">
      <style:paragraph-properties style:page-number="auto" fo:break-before="page"/>
    </style:style>
    <style:style style:name="P3" style:family="paragraph" style:parent-style-name="Normal">
      <style:text-properties officeooo:rsid="001d31ef" officeooo:paragraph-rsid="001d31ef"/>
    </style:style>
    <style:style style:name="T1" style:family="text">
      <style:text-properties officeooo:rsid="001d31ef"/>
    </style:style>
    <style:style style:name="fr1"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ffffff" style:writing-mode="lr-tb" draw:textarea-vertical-align="top"/>
    </style:style>
    <style:style style:name="fr2"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left="0.254cm" fo:padding-right="0.254cm" fo:padding-top="0.127cm" fo:padding-bottom="0.127cm" fo:border="0.74pt solid #ffffff"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ffffff" style:writing-mode="lr-tb" draw:textarea-vertical-align="top"/>
    </style:style>
    <style:style style:name="fr4" style:family="graphic" style:parent-style-name="Graphics">
      <style:graphic-properties style:run-through="foreground" style:wrap="parallel" style:number-wrapped-paragraphs="no-limit" style:vertical-pos="from-top" style:vertical-rel="paragraph" style:horizontal-pos="left" style:horizontal-rel="page-content" fo:background-color="transparent" draw:fill="none" draw:fill-color="#ffffff" draw:fill-hatch-name="Black_20_0_20_Degrees" draw:opacity="100%" fo:padding-left="0.254cm" fo:padding-right="0.254cm" fo:padding-top="0.127cm" fo:padding-bottom="0.127cm" fo:border="0.74pt solid #ffffff"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Zone de texte 2" text:anchor-type="paragraph" svg:y="5.036cm" svg:width="8.255cm" style:rel-width="scale" svg:height="1.03cm" style:rel-height="scale" draw:z-index="4"><draw:text-box><text:p text:style-name="Normal">Objet : Accident de Mise à Jour du 08 décembre</text:p></draw:text-box></draw:frame><draw:frame draw:style-name="fr2" draw:name="Zone de texte 21" text:anchor-type="paragraph" svg:y="8.287cm" svg:width="15.981cm" style:rel-width="scale" svg:height="8.678cm" style:rel-height="scale" draw:z-index="7"><draw:text-box><text:p text:style-name="Normal">Dans la nuit du dimanche 08 au Lundi 09, nous avons procédé mon équipe et moi à la mise à jour des systèmes de messagerie de l’entreprise. Malheureusement, lors de cette mise à jour, une erreur a été commise et le<text:span text:style-name="T1">s</text:span> compte<text:span text:style-name="T1">s</text:span> de messagerie d<text:span text:style-name="T1">e plusieurs</text:span> collaborateur<text:span text:style-name="T1">s</text:span> <text:span text:style-name="T1">ont</text:span> été supprimé<text:span text:style-name="T1">s</text:span>.</text:p><text:p text:style-name="Normal">De ce fait, <text:span text:style-name="T1">vous avez pu recevoir de la part d’un collaborateur un message m’accusant d’avoir supprimé son compte de messagerie volontairement, or cette erreur est véritablement une erreur, et j’ai ainsi présenté mes plus sincères excuses à tous nos collaborateurs ayant subis ce désagrément ainsi que restauré la dernière sauvegarde de leurs messageries.</text:span></text:p><text:p text:style-name="P3">Je tenais de plus à vous présenter mes excuses et que vous sachiez que ce genre d’erreur ne se reproduira pas.</text:p><text:p text:style-name="Normal"/></draw:text-box></draw:frame><draw:frame draw:style-name="fr2" draw:name="Zone de texte 22" text:anchor-type="paragraph" svg:y="18.244cm" svg:width="15.928cm" style:rel-width="scale" svg:height="1.565cm" style:rel-height="scale" draw:z-index="6"><draw:text-box><text:p text:style-name="P1">Je vous pris d’agréer, Monsieur, mes respectueuses salutations</text:p></draw:text-box></draw:frame><draw:frame draw:style-name="fr1" draw:name="Zone de texte 23" text:anchor-type="paragraph" svg:y="6.62cm" svg:width="6.558cm" style:rel-width="scale" svg:height="0.979cm" style:rel-height="scale" draw:z-index="5"><draw:text-box><text:p text:style-name="Normal">Monsieur le directeur,</text:p></draw:text-box></draw:frame><draw:frame draw:style-name="fr2" draw:name="Zone de texte 24" text:anchor-type="paragraph" svg:y="4.138cm" svg:width="5.027cm" style:rel-width="scale" svg:height="1.005cm" style:rel-height="scale" draw:z-index="3"><draw:text-box><text:p text:style-name="Normal">Tuilia, le 12 janvier 2012</text:p></draw:text-box></draw:frame><draw:frame draw:style-name="fr3" draw:name="Zone de texte 25" text:anchor-type="paragraph" svg:x="4.722cm" svg:y="20.477cm" svg:width="6.558cm" style:rel-width="scale" svg:height="3.902cm" style:rel-height="scale" draw:z-index="2"><draw:text-box><text:p text:style-name="P1">Miguel GRAVA</text:p><text:p text:style-name="P1">Administrateur Système</text:p><text:p text:style-name="P1">Europages</text:p></draw:text-box></draw:frame><draw:frame draw:style-name="fr2" draw:name="Zone de texte 26" text:anchor-type="paragraph" svg:y="0cm" svg:width="4.604cm" style:rel-width="scale" svg:height="2.963cm" style:rel-height="scale" draw:z-index="1"><draw:text-box><text:p text:style-name="Normal">Alfredo GONSALES</text:p><text:p text:style-name="Normal">25 route de la houlia</text:p><text:p text:style-name="Normal">46090 TUILIA</text:p><text:p text:style-name="Normal"/></draw:text-box></draw:frame><draw:frame draw:style-name="fr4" draw:name="Zone de texte 27" text:anchor-type="paragraph" svg:y="0cm" svg:width="4.604cm" style:rel-width="scale" svg:height="2.963cm" style:rel-height="scale" draw:z-index="0"><draw:text-box><text:p text:style-name="Normal">Miguel GRAVA</text:p><text:p text:style-name="Normal">45 rue de la Patrie</text:p><text:p text:style-name="Normal">46340 KOURI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office:font-face-decls>
  <office:styles>
    <draw:hatch draw:name="Black_20_0_20_Degrees" draw:display-name="Black 0 Degrees" draw:style="single" draw:color="#000000" draw:distance="0.1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dc:description/>
    <dc:subject/>
    <meta:initial-creator>Louis Christ</meta:initial-creator>
    <meta:creation-date>2020-01-17T15:00:00Z</meta:creation-date>
    <dc:date>2020-01-17T16:09:36.369657783</dc:date>
    <meta:editing-cycles>51</meta:editing-cycles>
    <meta:editing-duration>PT9M14S</meta:editing-duration>
    <meta:document-statistic meta:table-count="0" meta:image-count="0" meta:object-count="0" meta:page-count="1" meta:paragraph-count="16" meta:word-count="174" meta:character-count="1039" meta:non-whitespace-character-count="881"/>
    <meta:template xlink:type="simple" xlink:actuate="onRequest" xlink:title="" xlink:href="../../../Downloads/Document%201.odt/Normal.dotm"/>
  </office:meta>
</office:document-meta>
</file>